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26243794D64AD5F9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064cm" svg:height="12.906cm" svg:x="6.5cm" svg:y="5.094cm">
          <draw:image xlink:href="Pictures/10000201000002C80000026243794D64AD5F9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8M44S</meta:editing-duration>
    <meta:editing-cycles>3</meta:editing-cycles>
    <meta:generator>LibreOffice/5.4.1.2$Windows_X86_64 LibreOffice_project/ea7cb86e6eeb2bf3a5af73a8f7777ac570321527</meta:generator>
    <dc:date>2021-03-26T14:15:36.339000000</dc:date>
    <meta:document-statistic meta:object-count="26"/>
  </office:meta>
</office:document-meta>
</file>